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3" style:family="paragraph" style:parent-style-name="List_20_Contents">
      <style:text-properties style:font-name="Times New Roman"/>
    </style:style>
    <style:style style:name="P14"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5" style:family="paragraph" style:parent-style-name="List_20_Contents">
      <style:text-properties officeooo:paragraph-rsid="0007d554"/>
    </style:style>
    <style:style style:name="P16" style:family="paragraph" style:parent-style-name="List_20_Contents">
      <style:paragraph-properties fo:margin-top="0in" fo:margin-bottom="0.1965in" loext:contextual-spacing="false"/>
      <style:text-properties fo:language="en" fo:country="US" style:language-complex="ar" style:country-complex="SA"/>
    </style:style>
    <style:style style:name="P17" style:family="paragraph" style:parent-style-name="List_20_Contents">
      <style:paragraph-properties fo:margin-left="0in" fo:margin-right="0in" fo:text-indent="0in" style:auto-text-indent="false"/>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List_20_Contents">
      <style:paragraph-properties fo:margin-left="0in" fo:margin-right="0in" fo:text-indent="0in" style:auto-text-indent="false" fo:break-before="page"/>
    </style:style>
    <style:style style:name="P20"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List_20_Contents">
      <style:text-properties officeooo:rsid="0009cf4f" officeooo:paragraph-rsid="0009cf4f"/>
    </style:style>
    <style:style style:name="P25"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6"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27" style:family="paragraph" style:parent-style-name="List_20_Contents">
      <style:paragraph-properties fo:margin-top="0in" fo:margin-bottom="0.1965in"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09cf4f" style:font-name-asian="Helvetica" style:font-size-asian="12pt" style:font-name-complex="Helvetica" style:font-size-complex="12pt"/>
    </style:style>
    <style:style style:name="T9"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0" style:family="text">
      <style:text-properties style:use-window-font-color="true" style:font-name="Times New Roman" fo:font-size="12pt" style:font-name-asian="TimesNewRomanPSMT" style:font-size-asian="12pt" style:font-name-complex="TimesNewRomanPSM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officeooo:rsid="000916f7"/>
    </style:style>
    <style:style style:name="T15" style:family="text">
      <style:text-properties officeooo:rsid="0009cf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5553130476352" text:id="ct105553130476352">
          <text:deletion>
            <office:change-info>
              <dc:creator>David Harris</dc:creator>
              <dc:date>2016-01-30T22:46:00</dc:date>
            </office:change-info>
            <text:p text:style-name="List_20_Contents">transfer</text:p>
          </text:deletion>
        </text:changed-region>
        <text:changed-region xml:id="ct105553126271024" text:id="ct105553126271024">
          <text:insertion>
            <office:change-info>
              <dc:creator>David Harris</dc:creator>
              <dc:date>2016-01-30T22:46:00</dc:date>
            </office:change-info>
          </text:insertion>
        </text:changed-region>
        <text:changed-region xml:id="ct107202387452848" text:id="ct107202387452848">
          <text:deletion>
            <office:change-info>
              <dc:creator>David Harris</dc:creator>
              <dc:date>2016-01-30T22:47:00</dc:date>
            </office:change-info>
            <text:p text:style-name="List_20_Contents">may</text:p>
          </text:deletion>
        </text:changed-region>
        <text:changed-region xml:id="ct106652635776272" text:id="ct106652635776272">
          <text:insertion>
            <office:change-info>
              <dc:creator>David Harris</dc:creator>
              <dc:date>2016-01-31T15:41:00</dc:date>
            </office:change-info>
          </text:insertion>
        </text:changed-region>
        <text:changed-region xml:id="ct105553134708720" text:id="ct105553134708720">
          <text:insertion>
            <office:change-info>
              <dc:creator>David Harris</dc:creator>
              <dc:date>2016-01-31T15:42:00</dc:date>
            </office:change-info>
          </text:insertion>
        </text:changed-region>
        <text:changed-region xml:id="ct106652637927088" text:id="ct106652637927088">
          <text:insertion>
            <office:change-info>
              <dc:creator>David Harris</dc:creator>
              <dc:date>2016-01-31T15:40:00</dc:date>
            </office:change-info>
          </text:insertion>
        </text:changed-region>
        <text:changed-region xml:id="ct106652629559696" text:id="ct106652629559696">
          <text:insertion>
            <office:change-info>
              <dc:creator>David Harris</dc:creator>
              <dc:date>2016-01-31T15:39:00</dc:date>
            </office:change-info>
          </text:insertion>
        </text:changed-region>
        <text:changed-region xml:id="ct106102880020208" text:id="ct106102880020208">
          <text:insertion>
            <office:change-info>
              <dc:creator>David Harris</dc:creator>
              <dc:date>2016-01-31T15:40:00</dc:date>
            </office:change-info>
          </text:insertion>
        </text:changed-region>
        <text:changed-region xml:id="ct107202387462416" text:id="ct107202387462416">
          <text:deletion>
            <office:change-info>
              <dc:creator>David Harris</dc:creator>
              <dc:date>2016-01-30T22:49:00</dc:date>
            </office:change-info>
            <text:p text:style-name="List_20_Contents">Definition</text:p>
          </text:deletion>
        </text:changed-region>
        <text:changed-region xml:id="ct107202387427056" text:id="ct107202387427056">
          <text:insertion>
            <office:change-info>
              <dc:creator>David Harris</dc:creator>
              <dc:date>2016-01-30T22:49:00</dc:date>
            </office:change-info>
          </text:insertion>
        </text:changed-region>
        <text:changed-region xml:id="ct105553126284128" text:id="ct105553126284128">
          <text:insertion>
            <office:change-info>
              <dc:creator>David Harris</dc:creator>
              <dc:date>2016-01-30T22:47:00</dc:date>
            </office:change-info>
          </text:insertion>
        </text:changed-region>
        <text:changed-region xml:id="ct107202387504640" text:id="ct107202387504640">
          <text:insertion>
            <office:change-info>
              <dc:creator>David Harris</dc:creator>
              <dc:date>2016-01-30T22:48:00</dc:date>
            </office:change-info>
          </text:insertion>
        </text:changed-region>
        <text:changed-region xml:id="ct107202389487184" text:id="ct107202389487184">
          <text:insertion>
            <office:change-info>
              <dc:creator>David Harris</dc:creator>
              <dc:date>2016-01-30T22:49:00</dc:date>
            </office:change-info>
          </text:insertion>
        </text:changed-region>
        <text:changed-region xml:id="ct106652637901296" text:id="ct106652637901296">
          <text:insertion>
            <office:change-info>
              <dc:creator>David Harris</dc:creator>
              <dc:date>2016-01-30T22:50:00</dc:date>
            </office:change-info>
          </text:insertion>
        </text:changed-region>
        <text:changed-region xml:id="ct105553122050304" text:id="ct105553122050304">
          <text:insertion>
            <office:change-info>
              <dc:creator>David Harris</dc:creator>
              <dc:date>2016-01-31T15:22:00</dc:date>
            </office:change-info>
          </text:insertion>
        </text:changed-region>
        <text:changed-region xml:id="ct105553130486336" text:id="ct105553130486336">
          <text:insertion>
            <office:change-info>
              <dc:creator>David Harris</dc:creator>
              <dc:date>2016-01-31T15:26:00</dc:date>
            </office:change-info>
          </text:insertion>
        </text:changed-region>
        <text:changed-region xml:id="ct105553134666080" text:id="ct105553134666080">
          <text:deletion>
            <office:change-info>
              <dc:creator>David Harris</dc:creator>
              <dc:date>2016-01-31T15:27:00</dc:date>
            </office:change-info>
            <text:p text:style-name="P1"/>
            <text:p text:style-name="P1"/>
          </text:deletion>
        </text:changed-region>
        <text:changed-region xml:id="ct105553130476560" text:id="ct105553130476560">
          <text:insertion>
            <office:change-info>
              <dc:creator>David Harris</dc:creator>
              <dc:date>2016-01-31T15:28:00</dc:date>
            </office:change-info>
          </text:insertion>
        </text:changed-region>
        <text:changed-region xml:id="ct106652633677872" text:id="ct106652633677872">
          <text:deletion>
            <office:change-info>
              <dc:creator>David Harris</dc:creator>
              <dc:date>2016-01-31T15:28:00</dc:date>
            </office:change-info>
            <text:p text:style-name="P1">not</text:p>
          </text:deletion>
        </text:changed-region>
        <text:changed-region xml:id="ct107202389486768" text:id="ct107202389486768">
          <text:insertion>
            <office:change-info>
              <dc:creator>David Harris</dc:creator>
              <dc:date>2016-01-31T15:29:00</dc:date>
            </office:change-info>
          </text:insertion>
        </text:changed-region>
        <text:changed-region xml:id="ct106652637956624" text:id="ct106652637956624">
          <text:insertion>
            <office:change-info>
              <dc:creator>David Harris</dc:creator>
              <dc:date>2016-01-31T15:38:00</dc:date>
            </office:change-info>
          </text:insertion>
        </text:changed-region>
        <text:changed-region xml:id="ct106102880021456" text:id="ct106102880021456">
          <text:insertion>
            <office:change-info>
              <dc:creator>David Harris</dc:creator>
              <dc:date>2016-01-31T15:36:00</dc:date>
            </office:change-info>
          </text:insertion>
        </text:changed-region>
        <text:changed-region xml:id="ct107202391681056" text:id="ct107202391681056">
          <text:insertion>
            <office:change-info>
              <dc:creator>David Harris</dc:creator>
              <dc:date>2016-01-31T15:37:00</dc:date>
            </office:change-info>
          </text:insertion>
        </text:changed-region>
        <text:changed-region xml:id="ct106652639965376" text:id="ct106652639965376">
          <text:insertion>
            <office:change-info>
              <dc:creator>David Harris</dc:creator>
              <dc:date>2016-01-31T15:38:00</dc:date>
            </office:change-info>
          </text:insertion>
        </text:changed-region>
        <text:changed-region xml:id="ct106102877935952" text:id="ct106102877935952">
          <text:insertion>
            <office:change-info>
              <dc:creator>David Harris</dc:creator>
              <dc:date>2016-01-31T15:30:00</dc:date>
            </office:change-info>
          </text:insertion>
        </text:changed-region>
        <text:changed-region xml:id="ct107202389501536" text:id="ct107202389501536">
          <text:insertion>
            <office:change-info>
              <dc:creator>David Harris</dc:creator>
              <dc:date>2016-01-31T15:32:00</dc:date>
            </office:change-info>
          </text:insertion>
        </text:changed-region>
        <text:changed-region xml:id="ct107202387410624" text:id="ct107202387410624">
          <text:insertion>
            <office:change-info>
              <dc:creator>David Harris</dc:creator>
              <dc:date>2016-01-31T15:33:00</dc:date>
            </office:change-info>
          </text:insertion>
        </text:changed-region>
        <text:changed-region xml:id="ct107202389590144" text:id="ct107202389590144">
          <text:insertion>
            <office:change-info>
              <dc:creator>David Harris</dc:creator>
              <dc:date>2016-01-31T15:33:00</dc:date>
            </office:change-info>
          </text:insertion>
        </text:changed-region>
        <text:changed-region xml:id="ct106652640011344" text:id="ct106652640011344">
          <text:insertion>
            <office:change-info>
              <dc:creator>David Harris</dc:creator>
              <dc:date>2016-01-31T15:34:00</dc:date>
            </office:change-info>
          </text:insertion>
        </text:changed-region>
        <text:changed-region xml:id="ct106652639996160" text:id="ct106652639996160">
          <text:insertion>
            <office:change-info>
              <dc:creator>David Harris</dc:creator>
              <dc:date>2016-01-31T15:34:00</dc:date>
            </office:change-info>
          </text:insertion>
        </text:changed-region>
        <text:changed-region xml:id="ct106102877864816" text:id="ct106102877864816">
          <text:insertion>
            <office:change-info>
              <dc:creator>David Harris</dc:creator>
              <dc:date>2016-01-31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3">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7">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5">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change text:change-id="ct105553130476352"/><text:change-start text:change-id="ct105553126271024"/><text:span text:style-name="T14">Transport</text:span><text:change-end text:change-id="ct105553126271024"/>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change text:change-id="ct107202387452848"/><text:s/>contain one or more Nodes. <text:s/><text:change-start text:change-id="ct106652635776272"/></text:p>
      <text:p text:style-name="List_20_Heading">Blue/Gold</text:p>
      <text:p text:style-name="P24">An example of a simple button-based system to allow te<text:change-end text:change-id="ct106652635776272"/><text:change-start text:change-id="ct105553134708720"/>aching of Event IDs from one node to another. <text:s/><text:change-end text:change-id="ct105553134708720"/></text:p>
      <text:p text:style-name="List_20_Heading">Bridge</text:p>
      <text:p text:style-name="P14">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change-start text:change-id="ct106652637927088"/></text:p>
      <text:p text:style-name="List_20_Heading">CBUS<text:change-end text:change-id="ct106652637927088"/><text:change-start text:change-id="ct106652629559696"/></text:p>
      <text:p text:style-name="P26">A universal<text:change-end text:change-id="ct106652629559696"/><text:change-start text:change-id="ct106102880020208"/> layout control system from MERG, based on CAN using 11-bit headers at 125 kbps. <text:s/><text:change-end text:change-id="ct106102880020208"/></text:p>
      <text:p text:style-name="List_20_Heading">CDI</text:p>
      <text:p text:style-name="List_20_Contents">“Configuration <text:change text:change-id="ct107202387462416"/><text:change-start text:change-id="ct107202387427056"/><text:span text:style-name="T14">Description</text:span><text:change-end text:change-id="ct107202387427056"/> Information”, the information provided by a node so that other nodes can understand what the configuration information in the first node includes, how it's organized and how to present it to a user in a Configuration Tool.<text:change-start text:change-id="ct105553126284128"/> <text:s/><text:span text:style-name="T14">See</text:span><text:change-end text:change-id="ct105553126284128"/><text:change-start text:change-id="ct107202387504640"/><text:span text:style-name="T14"> the Configuration Description Information documents. <text:s text:c="2"/></text:span><text:change-end text:change-id="ct107202387504640"/></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1">of the</text:span> user. <text:s/>An example is JMRI DecoderPro<text:change-start text:change-id="ct107202389487184"/>, <text:span text:style-name="T14">see http://www.</text:span><text:change-end text:change-id="ct107202389487184"/><text:change-start text:change-id="ct106652637901296"/><text:span text:style-name="T14">jmri.org</text:span><text:change-end text:change-id="ct106652637901296"/>.</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7">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2">“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3">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9">the</text:span><text:span text:style-name="T7"> layout's state, so that controlled devices can respond. The protocol also includes inquiry and response messages for examining configuration and status. <text:s/></text:span><text:change-start text:change-id="ct105553122050304"/><text:span text:style-name="T8">See </text:span><text:change-end text:change-id="ct105553122050304"/><text:change-start text:change-id="ct105553130486336"/><text:span text:style-name="T8">Event Transport S&amp;TN. <text:s/></text:span><text:change-end text:change-id="ct105553130486336"/></text:p>
      <text:p text:style-name="List_20_Heading">Event ID (EID)</text:p>
      <text:p text:style-name="P1">The 64-bit unsigned number that identifies a specific event. OpenLCB event IDs must be globally unique. <text:change text:change-id="ct105553134666080"/>NB: Events are <text:span text:style-name="T13">not</text:span> associated with any particular node. <text:s/>It may be convenient to use, for example, <text:s/>Node ID as a way of numbering them uniquely, but Node IDs and Event IDs are <text:change-start text:change-id="ct105553130476560"/><text:span text:style-name="T15">not </text:span><text:change-end text:change-id="ct105553130476560"/>directly <text:change text:change-id="ct106652633677872"/><text:s/>related. </text:p>
      <text:p text:style-name="List_20_Heading">Gateway</text:p>
      <text:p text:style-name="List_20_Contents">A <text:span text:style-name="T10">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7">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change-start text:change-id="ct107202389486768"/> <text:s/><text:span text:style-name="T15">These are documented in the relevant Standard and Technical Note. <text:s/></text:span><text:change-end text:change-id="ct107202389486768"/><text:change-start text:change-id="ct106652637956624"/></text:p>
      <text:p text:style-name="List_20_Heading"><text:soft-page-break/>MERG<text:change-end text:change-id="ct106652637956624"/><text:change-start text:change-id="ct106102880021456"/></text:p>
      <text:p text:style-name="P24"><text:change-end text:change-id="ct106102880021456"/><text:change-start text:change-id="ct107202391681056"/>Model E<text:change-end text:change-id="ct107202391681056"/><text:change-start text:change-id="ct106652639965376"/>lectronic Railway Group, http://merg.org.uk<text:change-end text:change-id="ct106652639965376"/></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1">has</text:span> occurred, so that the corresponding consumers of that Event are notified.<text:change-start text:change-id="ct106102877935952"/> <text:span text:style-name="T15">The PCER is documented in the Event Transport documents. <text:s/></text:span><text:change-end text:change-id="ct106102877935952"/></text:p>
      <text:p text:style-name="List_20_Heading">Repeater</text:p>
      <text:p text:style-name="P12">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4">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2">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oft-page-break/><text:span text:style-name="T11">other nodes, but may be the target of complex interactions, for example when it is being configured.</text:span><text:change-start text:change-id="ct107202389501536"/><text:span text:style-name="T11"> <text:s/></text:span><text:span text:style-name="T12">This is document</text:span><text:change-end text:change-id="ct107202389501536"/><text:change-start text:change-id="ct107202387410624"/><text:span text:style-name="T12">ed in the Message Network S&amp;TN. <text:s/></text:span><text:change-end text:change-id="ct107202387410624"/></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7">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change-start text:change-id="ct107202389590144"/> <text:s/><text:span text:style-name="T15">This is documented in </text:span><text:span text:style-name="T12">the</text:span><text:span text:style-name="T15"> Stream </text:span><text:change-end text:change-id="ct107202389590144"/><text:change-start text:change-id="ct106652640011344"/><text:span text:style-name="T15">Transport S&amp;TN. <text:s text:c="2"/></text:span><text:change-end text:change-id="ct106652640011344"/></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change-start text:change-id="ct106652639996160"/><text:s/><text:span text:style-name="T15">These are documented in </text:span><text:change-end text:change-id="ct106652639996160"/><text:change-start text:change-id="ct106102877864816"/><text:span text:style-name="T15">the Event Identifiers S&amp;TN. </text:span><text:change-end text:change-id="ct106102877864816"/></text:p>
      <text:p text:style-name="List_20_Heading">Wire protocol</text:p>
      <text:p text:style-name="P16">The version of the OpenLCB common messages, interactions, etc. adapted to a particular transport mechanism. Examples are the wire protocols for CAN bus segments and TCP/IP links. </text:p>
      <text:h text:style-name="P22"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1">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0">Segment</text:p>
      <text:p text:style-name="List_20_Contents">See general definition. <text:s/>Note that nodes on a single CAN segment share CAN arbitration and a set of aliases. <text:s text:c="2"/></text:p>
      <text:p text:style-name="P17"/>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Key Terms<text:tab/>1</text:p>
          <text:p text:style-name="P21"><text:s/>3 General Glossary<text:tab/>1</text:p>
          <text:p text:style-name="P21"><text:s/>4 CAN Glossary<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Feb 15, 2015</text:p>
            </table:table-cell>
            <table:table-cell table:style-name="Table1.C1" office:value-type="string">
              <text:p text:style-name="MP7">Adopted</text:p>
            </table:table-cell>
          </table:table-row>
        </table:table>
        <text:p text:style-name="Header"/>
      </style:header>
      <style:footer>
        <text:p text:style-name="MP8"><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6</meta:editing-cycles>
    <meta:editing-duration>P1DT9H3M22S</meta:editing-duration>
    <meta:generator>LibreOffice/4.4.0.3$MacOSX_X86_64 LibreOffice_project/de093506bcdc5fafd9023ee680b8c60e3e0645d7</meta:generator>
    <dc:date>2016-01-31T15:43:39.467944000</dc:date>
    <meta:keyword>OpenLCB glossary definitions</meta:keyword>
    <dc:subject>Glossary</dc:subject>
    <dc:creator>David Harris</dc:creator>
    <meta:document-statistic meta:table-count="1" meta:image-count="1" meta:object-count="0" meta:page-count="6" meta:paragraph-count="107" meta:word-count="2275" meta:character-count="13934" meta:non-whitespace-character-count="11677"/>
    <meta:user-defined meta:name="Info 1"/>
    <meta:user-defined meta:name="Info 2"/>
    <meta:user-defined meta:name="Info 3"/>
    <meta:user-defined meta:name="Info 4"/>
  </office:meta>
</office:document-meta>
</file>